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a521f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officeooo:paragraph-rsid="000a521f"/>
    </style:style>
    <style:style style:name="P24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0a521f"/>
    </style:style>
    <style:style style:name="P32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34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background-color="#ffffff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8dcbe2" style:font-name="Consolas" fo:font-size="10pt" fo:font-weight="bold" officeooo:rsid="000f73f3" style:font-size-asian="10pt" style:font-weight-asian="bold" style:font-size-complex="18pt" style:font-weight-complex="bold"/>
    </style:style>
    <style:style style:name="T3" style:family="text">
      <style:text-properties fo:color="#d8d8d8" style:font-name="Consolas" fo:font-size="10pt" style:font-size-asian="10pt"/>
    </style:style>
    <style:style style:name="T4" style:family="text">
      <style:text-properties fo:color="#d25252" style:font-name="Consolas" fo:font-size="10pt" style:font-size-asian="10pt"/>
    </style:style>
    <style:style style:name="T5" style:family="text">
      <style:text-properties fo:color="#d25252" style:font-name="Consolas" fo:font-size="10pt" fo:background-color="#414104" loext:char-shading-value="0" style:font-size-asian="10pt"/>
    </style:style>
    <style:style style:name="T6" style:family="text">
      <style:text-properties fo:color="#bed6ff" style:font-name="Consolas" fo:font-size="10pt" style:font-size-asian="10pt"/>
    </style:style>
    <style:style style:name="T7" style:family="text">
      <style:text-properties fo:color="#bed6ff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79abff" style:font-name="Consolas" fo:font-size="10pt" style:font-size-asian="10pt"/>
    </style:style>
    <style:style style:name="T9" style:family="text">
      <style:text-properties fo:color="#c7dd0c" style:font-name="Consolas" fo:font-size="10pt" style:font-size-asian="10pt"/>
    </style:style>
    <style:style style:name="T10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7fb347" style:font-name="Consolas" fo:font-size="10pt" style:font-size-asian="10pt"/>
    </style:style>
    <style:style style:name="T12" style:family="text">
      <style:text-properties fo:color="#ffc600" style:font-name="Consolas" fo:font-size="10pt" style:font-size-asian="10pt"/>
    </style:style>
    <style:style style:name="T13" style:family="text">
      <style:text-properties fo:color="#efc090" style:font-name="Consolas" fo:font-size="10pt" style:font-size-asian="10pt"/>
    </style:style>
    <style:style style:name="T14" style:family="text">
      <style:text-properties fo:color="#ffffff" style:font-name="Consolas" fo:font-size="10pt" style:font-size-asian="10pt"/>
    </style:style>
    <style:style style:name="T15" style:family="text">
      <style:text-properties fo:color="#000000"/>
    </style:style>
    <style:style style:name="T16" style:family="text">
      <style:text-properties style:font-name="Consolas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style:font-name="Consolas" fo:font-size="10pt" style:font-size-asian="10pt"/>
    </style:style>
    <style:style style:name="T27" style:family="text">
      <style:text-properties style:font-name="Consolas" fo:font-size="10pt" style:font-size-asian="10pt"/>
    </style:style>
    <style:style style:name="T28" style:family="text">
      <style:text-properties style:font-name="Consolas" fo:font-size="10pt" style:font-size-asian="10pt"/>
    </style:style>
    <style:style style:name="T29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30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32" style:family="text">
      <style:text-properties style:font-name="Consolas" fo:font-size="10pt" fo:background-color="#414104" loext:char-shading-value="0" style:font-size-asian="10pt"/>
    </style:style>
    <style:style style:name="T33" style:family="text">
      <style:text-properties style:font-name="Consolas" fo:font-size="10pt" fo:background-color="#ffffff" loext:char-shading-value="0" style:font-size-asian="10pt"/>
    </style:style>
    <style:style style:name="T34" style:family="text">
      <style:text-properties style:font-name="Consolas" fo:font-size="10pt" fo:background-color="#ffffff" loext:char-shading-value="0" style:font-size-asian="10pt"/>
    </style:style>
    <style:style style:name="T35" style:family="text">
      <style:text-properties style:font-name="Consolas" fo:font-size="10pt" fo:background-color="#ffffff" loext:char-shading-value="0" style:font-size-asian="10pt"/>
    </style:style>
    <style:style style:name="T36" style:family="text">
      <style:text-properties style:font-name="Consolas" fo:font-size="10pt" fo:background-color="#ffffff" loext:char-shading-value="0" style:font-size-asian="10pt"/>
    </style:style>
    <style:style style:name="T37" style:family="text">
      <style:text-properties style:font-name="Consolas" fo:font-size="10pt" fo:background-color="#ffffff" loext:char-shading-value="0" style:font-size-asian="10pt"/>
    </style:style>
    <style:style style:name="T38" style:family="text">
      <style:text-properties style:font-name="Consolas" fo:font-size="10pt" fo:background-color="#ffffff" loext:char-shading-value="0" style:font-size-asian="10pt"/>
    </style:style>
    <style:style style:name="T39" style:family="text">
      <style:text-properties style:font-name="Consolas" fo:font-size="10pt" fo:background-color="#ffffff" loext:char-shading-value="0" style:font-size-asian="10pt"/>
    </style:style>
    <style:style style:name="T40" style:family="text">
      <style:text-properties style:font-name="Consolas" fo:font-size="10pt" fo:background-color="#ffffff" loext:char-shading-value="0" style:font-size-asian="10pt"/>
    </style:style>
    <style:style style:name="T41" style:family="text">
      <style:text-properties style:font-name="Consolas" style:text-underline-style="solid" style:text-underline-width="auto" style:text-underline-color="font-color"/>
    </style:style>
    <style:style style:name="T42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43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44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45" style:family="text">
      <style:text-properties officeooo:rsid="000f73f3"/>
    </style:style>
    <style:style style:name="T46" style:family="text">
      <style:text-properties officeooo:rsid="000ba72a"/>
    </style:style>
    <style:style style:name="T47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48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49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50" style:family="text">
      <style:text-properties fo:font-size="18pt" fo:font-weight="bold" officeooo:rsid="00162bb6" style:font-size-asian="18pt" style:font-weight-asian="bold" style:font-size-complex="18pt" style:font-weight-complex="bold"/>
    </style:style>
    <style:style style:name="T51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52" style:family="text">
      <style:text-properties fo:font-size="18pt" fo:font-weight="normal" officeooo:rsid="0018867a" style:font-size-asian="18pt" style:font-weight-asian="normal" style:font-size-complex="18pt" style:font-weight-complex="normal"/>
    </style:style>
    <style:style style:name="T53" style:family="text">
      <style:text-properties fo:font-size="18pt" fo:font-weight="normal" officeooo:rsid="00162bb6" style:font-size-asian="18pt" style:font-weight-asian="normal" style:font-size-complex="18pt" style:font-weight-complex="normal"/>
    </style:style>
    <style:style style:name="T54" style:family="text">
      <style:text-properties officeooo:rsid="001172d9"/>
    </style:style>
    <style:style style:name="T55" style:family="text">
      <style:text-properties fo:font-size="12pt" fo:font-weight="bold" officeooo:rsid="0018867a" style:font-size-asian="12pt" style:font-weight-asian="bold" style:font-size-complex="12pt" style:font-weight-complex="bold"/>
    </style:style>
    <style:style style:name="T56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57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58" style:family="text">
      <style:text-properties fo:font-size="15pt" fo:font-weight="normal" officeooo:rsid="00162bb6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9"><text:span text:style-name="T42">LEC </text:span><text:span text:style-name="T43">1</text:span><text:span text:style-name="T42"> – </text:span><text:span text:style-name="T44">H</text:span><text:span text:style-name="T43">ello World</text:span></text:p>
      <text:p text:style-name="P1"/>
      <text:p text:style-name="P1">LEC <text:span text:style-name="T45">2</text:span> - <text:span text:style-name="T46">Variables</text:span></text:p>
      <text:p text:style-name="P4"/>
      <text:p text:style-name="P5">package p1;</text:p>
      <text:p text:style-name="P11"/>
      <text:p text:style-name="P11">public class app {</text:p>
      <text:p text:style-name="P11"/>
      <text:p text:style-name="P11"><text:tab/>public static void main(String[] args) {</text:p>
      <text:p text:style-name="P11"><text:tab/><text:tab/></text:p>
      <text:p text:style-name="P11"><text:tab/>//Primitive data types - Create variables</text:p>
      <text:p text:style-name="P11"><text:tab/><text:tab/></text:p>
      <text:p text:style-name="P11"><text:tab/><text:tab/>int aValue = 42;</text:p>
      <text:p text:style-name="P11"><text:tab/><text:tab/>//32 Bit value.Larger range of values.<text:tab/></text:p>
      <text:p text:style-name="P11"/>
      <text:p text:style-name="P11"><text:tab/><text:tab/>short aShort = 93;</text:p>
      <text:p text:style-name="P11"><text:tab/><text:tab/>//16 bit value. Smaller range of values.<text:tab/></text:p>
      <text:p text:style-name="P11"/>
      <text:p text:style-name="P11"><text:tab/><text:tab/>Long aLong = 8304L;</text:p>
      <text:p text:style-name="P11"><text:tab/><text:tab/>//64 bit value Very large range of numbers.</text:p>
      <text:p text:style-name="P11"><text:tab/><text:tab/></text:p>
      <text:p text:style-name="P11"><text:tab/><text:tab/>double aDouble = 3.4553;</text:p>
      <text:p text:style-name="P11"><text:tab/><text:tab/>//64 bit value. Used to define numbers with decimals.</text:p>
      <text:p text:style-name="P11"><text:tab/><text:tab/></text:p>
      <text:p text:style-name="P11"><text:tab/><text:tab/>float aFloat = 5.243F;</text:p>
      <text:p text:style-name="P11"><text:tab/><text:tab/>/*32 bit value. Used to define numbers with decimals.Less decimal places, </text:p>
      <text:p text:style-name="P11"><text:tab/><text:tab/> <text:s/>less precise than a double.*/</text:p>
      <text:p text:style-name="P11"><text:tab/><text:tab/></text:p>
      <text:p text:style-name="P11"><text:tab/><text:tab/>char aChar = 'b';</text:p>
      <text:p text:style-name="P11"><text:tab/><text:tab/>//Stores a single character/letter or ASCII values</text:p>
      <text:p text:style-name="P11"><text:tab/><text:tab/></text:p>
      <text:p text:style-name="P11"><text:tab/><text:tab/>boolean aBoolean = true;</text:p>
      <text:p text:style-name="P11"><text:tab/><text:tab/>//Stores true or false values</text:p>
      <text:p text:style-name="P11"><text:tab/><text:tab/></text:p>
      <text:p text:style-name="P11"><text:tab/><text:tab/>byte aByte = 127;</text:p>
      <text:p text:style-name="P13"><text:span text:style-name="T16"><text:tab/>//The byte data type is an 8-bit signed two's complement integer.(</text:span><text:span text:style-name="T41">min</text:span><text:span text:style-name="T16"> -128, max 127)</text:span></text:p>
      <text:p text:style-name="P11"><text:tab/><text:tab/><text:tab/><text:tab/></text:p>
      <text:p text:style-name="P11"><text:tab/>//Print variables</text:p>
      <text:p text:style-name="P11"><text:tab/><text:tab/>System.out.println(aValue);</text:p>
      <text:p text:style-name="P11"><text:tab/><text:tab/>//Prints aValue to the console</text:p>
      <text:p text:style-name="P11"><text:tab/><text:tab/></text:p>
      <text:p text:style-name="P11"><text:tab/><text:tab/>System.out.println(aShort);</text:p>
      <text:p text:style-name="P11"><text:tab/><text:tab/>//Prints aShort to the console</text:p>
      <text:p text:style-name="P11"><text:tab/><text:tab/></text:p>
      <text:p text:style-name="P11"><text:tab/><text:tab/>System.out.println(aLong);</text:p>
      <text:p text:style-name="P11"><text:tab/><text:tab/>//Prints aLong to the console</text:p>
      <text:p text:style-name="P11"><text:tab/><text:tab/></text:p>
      <text:p text:style-name="P11"><text:tab/><text:tab/>System.out.println(aDouble);</text:p>
      <text:p text:style-name="P11"><text:tab/><text:tab/>//prints aDouble to the console</text:p>
      <text:p text:style-name="P11"><text:tab/><text:tab/></text:p>
      <text:p text:style-name="P11"><text:tab/><text:tab/>System.out.println(aFloat);</text:p>
      <text:p text:style-name="P11"><text:tab/><text:tab/>//prints aFloat to the console</text:p>
      <text:p text:style-name="P11"><text:tab/><text:tab/></text:p>
      <text:p text:style-name="P11"><text:tab/><text:tab/>System.out.println(aChar);</text:p>
      <text:p text:style-name="P11"><text:tab/><text:tab/>//Prints aChar to the console</text:p>
      <text:p text:style-name="P11"><text:tab/><text:tab/></text:p>
      <text:p text:style-name="P11"><text:tab/><text:tab/>System.out.println(aBoolean);</text:p>
      <text:p text:style-name="P11"><text:tab/><text:tab/>//prints aBoolean to the console</text:p>
      <text:p text:style-name="P11"><text:tab/><text:tab/></text:p>
      <text:p text:style-name="P11"><text:tab/><text:tab/>System.out.println(aByte);</text:p>
      <text:p text:style-name="P11"><text:soft-page-break/><text:tab/><text:tab/>//prints aByte to the console</text:p>
      <text:p text:style-name="P11"><text:tab/><text:tab/></text:p>
      <text:p text:style-name="P11"><text:tab/>}</text:p>
      <text:p text:style-name="P5">}</text:p>
      <text:p text:style-name="P18"/>
      <text:p text:style-name="P10">Lec <text:span text:style-name="T45">3</text:span> – <text:span text:style-name="T46">Strings</text:span></text:p>
      <text:p text:style-name="P10"/>
      <text:list xml:id="list3225698074" text:style-name="L1">
        <text:list-item>
          <text:p text:style-name="P25">Don’t always have to use eclipse auto creation for a main method. There is a shortcut, type main and pres CTRL + SPACE and hit Enter.</text:p>
        </text:list-item>
        <text:list-item>
          <text:p text:style-name="P27"/>
          <text:p text:style-name="P19"><text:span text:style-name="T17">public class Application {</text:span></text:p>
        </text:list-item>
      </text:list>
      <text:p text:style-name="P12"/>
      <text:p text:style-name="P14"><text:span text:style-name="T17"><text:tab/>public static void main(String[] args) {</text:span></text:p>
      <text:p text:style-name="P14"><text:span text:style-name="T17"><text:tab/><text:tab/>int aNumber = 9;</text:span></text:p>
      <text:p text:style-name="P14"><text:span text:style-name="T17"><text:tab/><text:tab/>double aDouble = 9.5;</text:span></text:p>
      <text:p text:style-name="P14"><text:span text:style-name="T17"><text:tab/><text:tab/>String text = "Hi";</text:span></text:p>
      <text:p text:style-name="P14"><text:span text:style-name="T17"><text:tab/><text:tab/>String blank = " ";</text:span></text:p>
      <text:p text:style-name="P14"><text:span text:style-name="T17"><text:tab/><text:tab/>String moreText = "there";</text:span></text:p>
      <text:p text:style-name="P14"><text:span text:style-name="T17"><text:tab/><text:tab/>String hiThere = text + blank + moreText;</text:span></text:p>
      <text:p text:style-name="P14"><text:span text:style-name="T17"><text:tab/><text:tab/>System.out.println(text);</text:span></text:p>
      <text:p text:style-name="P14"><text:span text:style-name="T17"><text:tab/><text:tab/>System.out.println(text + blank + moreText);</text:span></text:p>
      <text:p text:style-name="P14"><text:span text:style-name="T17"><text:tab/><text:tab/>System.out.println("Hi" + " " + "there");</text:span></text:p>
      <text:p text:style-name="P14"><text:span text:style-name="T17"><text:tab/><text:tab/>System.out.println(hiThere);</text:span></text:p>
      <text:p text:style-name="P14"><text:span text:style-name="T17"><text:tab/><text:tab/>System.out.println("My number: " + aNumber + " , " + aDouble);</text:span></text:p>
      <text:list xml:id="list31828809850575" text:continue-numbering="true" text:style-name="L1">
        <text:list-header>
          <text:p text:style-name="P34"><text:s text:c="5"/>}</text:p>
        </text:list-header>
        <text:list-item>
          <text:p text:style-name="P28"/>
        </text:list-item>
      </text:list>
      <text:p text:style-name="P9"><text:span text:style-name="T47">Lec </text:span><text:span text:style-name="T48">4</text:span><text:span text:style-name="T47"> – </text:span><text:span text:style-name="T49">W</text:span><text:span text:style-name="T48">hile Loops</text:span></text:p>
      <text:list xml:id="list3792300779" text:style-name="L2">
        <text:list-item>
          <text:p text:style-name="P26"><text:span text:style-name="T45">A</text:span>nother good shortcut to indent code. select all code, while selected hit <text:span text:style-name="T15">SHIFT + CTRL + F.</text:span></text:p>
          <text:p text:style-name="P20"/>
        </text:list-item>
      </text:list>
      <text:p text:style-name="P6"><text:span text:style-name="T17"><text:s text:c="4"/>public class MyApp {</text:span></text:p>
      <text:p text:style-name="P16"><text:span text:style-name="T17"><text:tab/>public static void main(String[] args) {</text:span></text:p>
      <text:p text:style-name="P16"><text:span text:style-name="T17"><text:tab/><text:tab/>int number = 23;</text:span></text:p>
      <text:p text:style-name="P36"><text:tab/><text:tab/></text:p>
      <text:p text:style-name="P16"><text:span text:style-name="T17"><text:tab/><text:tab/>while(number &lt; 34) {</text:span></text:p>
      <text:p text:style-name="P16"><text:span text:style-name="T17"><text:tab/><text:tab/><text:tab/>System.out.println("Okay" + " " + number);</text:span></text:p>
      <text:p text:style-name="P16"><text:span text:style-name="T17"><text:tab/><text:tab/><text:tab/>number = number + 2;</text:span></text:p>
      <text:p text:style-name="P36"><text:tab/><text:tab/>}</text:p>
      <text:p text:style-name="P36"><text:tab/>}</text:p>
      <text:p text:style-name="P36">}</text:p>
      <text:p text:style-name="P7"/>
      <text:p text:style-name="P10">Lec <text:span text:style-name="T45">5</text:span> – <text:s/><text:span text:style-name="T45">For Loops</text:span></text:p>
      <text:p text:style-name="P8"/>
      <text:p text:style-name="P15"><text:span text:style-name="T17">public class MyApplication {</text:span></text:p>
      <text:p text:style-name="P15"><text:span text:style-name="T17"><text:tab/>public static void main(String[] args) {</text:span></text:p>
      <text:p text:style-name="P15"><text:span text:style-name="T17"><text:tab/><text:tab/>for(int i = 0; i &lt; 10; i++) {</text:span></text:p>
      <text:p text:style-name="P15"><text:span text:style-name="T17"><text:tab/><text:tab/><text:tab/>System.out.printf("The <text:s/>value of my variable is: %d\n" , i);</text:span></text:p>
      <text:p text:style-name="P15"><text:span text:style-name="T17"><text:tab/><text:tab/><text:tab/>//System.out.println(" ");</text:span></text:p>
      <text:p text:style-name="P35"><text:tab/><text:tab/>}</text:p>
      <text:p text:style-name="P35"><text:tab/>}</text:p>
      <text:p text:style-name="P35">}</text:p>
      <text:p text:style-name="P35"><text:soft-page-break/></text:p>
      <text:p text:style-name="P37">Output:</text:p>
      <text:p text:style-name="P37">The value of my variable is: 0</text:p>
      <text:p text:style-name="P35">The value of my variable is: 1</text:p>
      <text:p text:style-name="P35">The value of my variable is: 2</text:p>
      <text:p text:style-name="P35">The value of my variable is: 3</text:p>
      <text:p text:style-name="P35">The value of my variable is: 4</text:p>
      <text:p text:style-name="P35">The value of my variable is: 5</text:p>
      <text:p text:style-name="P35">The value of my variable is: 6</text:p>
      <text:p text:style-name="P35">The value of my variable is: 7</text:p>
      <text:p text:style-name="P35">The value of my variable is: 8</text:p>
      <text:p text:style-name="P37">The value of my variable is: 9</text:p>
      <text:p text:style-name="P10"/>
      <text:p text:style-name="P10"/>
      <text:p text:style-name="P9"><text:span text:style-name="T47">Lec </text:span><text:span text:style-name="T48">6</text:span><text:span text:style-name="T47"> – </text:span><text:span text:style-name="T49">I</text:span><text:span text:style-name="T48">F Statements</text:span></text:p>
      <text:list xml:id="list1157915368" text:style-name="L3">
        <text:list-item>
          <text:p text:style-name="P32"><text:span text:style-name="T48">*</text:span><text:span text:style-name="T56">Hyper Console Tip</text:span><text:span text:style-name="T51">*</text:span><text:span text:style-name="T57"> </text:span><text:span text:style-name="T58">Type q to exit git log screen Type h to get help</text:span></text:p>
        </text:list-item>
      </text:list>
      <text:p text:style-name="P29"/>
      <text:p text:style-name="P15"><text:span text:style-name="T17">public</text:span><text:span text:style-name="T17"> </text:span><text:span text:style-name="T17">class</text:span><text:span text:style-name="T17"> </text:span><text:span text:style-name="T17">MyApplication</text:span><text:span text:style-name="T17"> {</text:span></text:p>
      <text:p text:style-name="P15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 </text:span><text:span text:style-name="T17">args</text:span><text:span text:style-name="T17">) {</text:span></text:p>
      <text:p text:style-name="P15"><text:span text:style-name="T17"><text:tab/><text:tab/></text:span><text:span text:style-name="T17">/*boolean comparison = 3 &lt; 2; // True</text:span></text:p>
      <text:p text:style-name="P15"><text:span text:style-name="T17"><text:tab/><text:tab/>boolean notEquals = 3 != 4; // True</text:span></text:p>
      <text:p text:style-name="P15"><text:span text:style-name="T17"><text:tab/><text:tab/>boolean equals = 5 == 4; <text:tab/>// False <text:s/>One = assigns variable, </text:span></text:p>
      <text:p text:style-name="P15"><text:span text:style-name="T17"><text:tab/><text:tab/><text:tab/><text:tab/><text:tab/><text:tab/><text:tab/><text:tab/><text:tab/><text:tab/><text:tab/>//Two == Tests equality, </text:span></text:p>
      <text:p text:style-name="P15"><text:span text:style-name="T17"><text:tab/><text:tab/><text:tab/><text:tab/><text:tab/><text:tab/><text:tab/><text:tab/><text:tab/><text:tab/><text:tab/>//<text:tab/>(If 5 is equal to 5) </text:span></text:p>
      <text:p text:style-name="P15"><text:span text:style-name="T17"><text:tab/><text:tab/>System.out.println(comparison);</text:span></text:p>
      <text:p text:style-name="P15"><text:span text:style-name="T17"><text:tab/><text:tab/>System.out.println(notEquals);</text:span></text:p>
      <text:p text:style-name="P15"><text:span text:style-name="T17"><text:tab/><text:tab/>System.out.println(equals);</text:span></text:p>
      <text:p text:style-name="P15"><text:span text:style-name="T17"><text:tab/><text:tab/></text:span></text:p>
      <text:p text:style-name="P15"><text:span text:style-name="T17"><text:tab/><text:tab/>//Example 1</text:span></text:p>
      <text:p text:style-name="P15"><text:span text:style-name="T17"><text:tab/><text:tab/>if(3 != 10) {</text:span></text:p>
      <text:p text:style-name="P15"><text:span text:style-name="T17"><text:tab/><text:tab/><text:tab/>System.out.println("It's True!");</text:span></text:p>
      <text:p text:style-name="P15"><text:span text:style-name="T17"><text:tab/><text:tab/>}</text:span></text:p>
      <text:p text:style-name="P15"><text:span text:style-name="T17"><text:tab/><text:tab/></text:span></text:p>
      <text:p text:style-name="P15"><text:span text:style-name="T17"><text:tab/><text:tab/>//Example 2</text:span></text:p>
      <text:p text:style-name="P15"><text:span text:style-name="T17"><text:tab/><text:tab/></text:span><text:span text:style-name="T29">int</text:span><text:span text:style-name="T17"> amount = 20;</text:span></text:p>
      <text:p text:style-name="P15"><text:span text:style-name="T17"><text:tab/><text:tab/>if(amount == 20) {</text:span></text:p>
      <text:p text:style-name="P15"><text:span text:style-name="T17"><text:tab/><text:tab/><text:tab/>System.out.println("It's True!");</text:span></text:p>
      <text:p text:style-name="P15"><text:span text:style-name="T17"><text:tab/><text:tab/>}</text:span></text:p>
      <text:p text:style-name="P15"><text:span text:style-name="T17"><text:tab/><text:tab/></text:span></text:p>
      <text:p text:style-name="P15"><text:span text:style-name="T17"><text:tab/><text:tab/>//Example 3 </text:span></text:p>
      <text:p text:style-name="P15"><text:span text:style-name="T17"><text:tab/><text:tab/></text:span><text:span text:style-name="T29">int</text:span><text:span text:style-name="T17"> quantity = 20;</text:span></text:p>
      <text:p text:style-name="P15"><text:span text:style-name="T17"><text:tab/><text:tab/>if(quantity &lt; 21) {</text:span></text:p>
      <text:p text:style-name="P15"><text:span text:style-name="T17"><text:tab/><text:tab/><text:tab/>System.out.println("It's True!");</text:span></text:p>
      <text:p text:style-name="P15"><text:span text:style-name="T17"><text:tab/><text:tab/>} else {</text:span></text:p>
      <text:p text:style-name="P15"><text:span text:style-name="T17"><text:tab/><text:tab/><text:tab/>System.out.println("It's False!");</text:span></text:p>
      <text:p text:style-name="P15"><text:span text:style-name="T17"><text:tab/><text:tab/>}</text:span></text:p>
      <text:p text:style-name="P15"><text:span text:style-name="T17"><text:tab/><text:tab/></text:span></text:p>
      <text:p text:style-name="P15"><text:span text:style-name="T17"><text:tab/><text:tab/>//Example 4</text:span></text:p>
      <text:p text:style-name="P15"><text:span text:style-name="T17"><text:tab/><text:tab/></text:span><text:span text:style-name="T29">int</text:span><text:span text:style-name="T17"> sum = 30;</text:span></text:p>
      <text:p text:style-name="P15"><text:span text:style-name="T17"><text:tab/><text:tab/>if(sum &lt; 21) {</text:span></text:p>
      <text:p text:style-name="P15"><text:span text:style-name="T17"><text:tab/><text:tab/><text:tab/>System.out.println("It's True!");</text:span></text:p>
      <text:p text:style-name="P15"><text:span text:style-name="T17"><text:tab/><text:tab/>} else if(sum &gt; 30) {</text:span></text:p>
      <text:p text:style-name="P15"><text:soft-page-break/><text:span text:style-name="T17"><text:tab/><text:tab/><text:tab/>System.out.println("It's False!");</text:span></text:p>
      <text:p text:style-name="P15"><text:span text:style-name="T17"><text:tab/><text:tab/>} else {</text:span></text:p>
      <text:p text:style-name="P15"><text:span text:style-name="T17"><text:tab/><text:tab/><text:tab/>System.out.println("None of the above");</text:span></text:p>
      <text:p text:style-name="P15"><text:span text:style-name="T17"><text:tab/><text:tab/>}</text:span></text:p>
      <text:p text:style-name="P15"><text:span text:style-name="T17"><text:tab/><text:tab/></text:span></text:p>
      <text:p text:style-name="P15"><text:span text:style-name="T17"><text:tab/><text:tab/>//Example 5</text:span></text:p>
      <text:p text:style-name="P15"><text:span text:style-name="T17"><text:tab/><text:tab/></text:span><text:span text:style-name="T29">int</text:span><text:span text:style-name="T17"> all = 0;</text:span></text:p>
      <text:p text:style-name="P15"><text:span text:style-name="T17"><text:tab/><text:tab/>while(all &lt; 0) {</text:span></text:p>
      <text:p text:style-name="P15"><text:span text:style-name="T17"><text:tab/><text:tab/><text:tab/>System.out.println("In the loop");</text:span></text:p>
      <text:p text:style-name="P15"><text:span text:style-name="T17"><text:tab/><text:tab/><text:tab/>all++;</text:span></text:p>
      <text:p text:style-name="P15"><text:span text:style-name="T17"><text:tab/><text:tab/>} */</text:span></text:p>
      <text:p text:style-name="P15"><text:span text:style-name="T17"><text:tab/><text:tab/></text:span></text:p>
      <text:p text:style-name="P15"><text:span text:style-name="T17"><text:tab/><text:tab/></text:span><text:span text:style-name="T17">//Example 6</text:span></text:p>
      <text:p text:style-name="P15"><text:span text:style-name="T17"><text:tab/><text:tab/></text:span><text:span text:style-name="T17">int</text:span><text:span text:style-name="T17"> </text:span><text:span text:style-name="T17">supply</text:span><text:span text:style-name="T17"> = </text:span><text:span text:style-name="T17">0</text:span><text:span text:style-name="T17">;</text:span></text:p>
      <text:p text:style-name="P15"><text:span text:style-name="T17"><text:tab/><text:tab/></text:span><text:span text:style-name="T17">while</text:span><text:span text:style-name="T17">(</text:span><text:span text:style-name="T17">true</text:span><text:span text:style-name="T17">) {</text:span></text:p>
      <text:p text:style-name="P15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In the loop"</text:span><text:span text:style-name="T17">);</text:span></text:p>
      <text:p text:style-name="P15"><text:span text:style-name="T17"><text:tab/><text:tab/><text:tab/></text:span><text:span text:style-name="T17">if</text:span><text:span text:style-name="T17">(</text:span><text:span text:style-name="T17">supply</text:span><text:span text:style-name="T17"> == </text:span><text:span text:style-name="T17">6</text:span><text:span text:style-name="T17">) {</text:span></text:p>
      <text:p text:style-name="P15"><text:span text:style-name="T17"><text:tab/><text:tab/><text:tab/><text:tab/></text:span><text:span text:style-name="T17">break</text:span><text:span text:style-name="T17">;</text:span></text:p>
      <text:p text:style-name="P15"><text:span text:style-name="T17"><text:tab/><text:tab/><text:tab/>}</text:span></text:p>
      <text:p text:style-name="P15"><text:span text:style-name="T17"><text:tab/><text:tab/><text:tab/></text:span><text:span text:style-name="T17">supply</text:span><text:span text:style-name="T17">++;</text:span></text:p>
      <text:p text:style-name="P15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Out of the loop"</text:span><text:span text:style-name="T17">);</text:span></text:p>
      <text:p text:style-name="P15"><text:span text:style-name="T17"><text:tab/><text:tab/>}</text:span></text:p>
      <text:p text:style-name="P38"><text:span text:style-name="T3"><text:tab/>}</text:span></text:p>
      <text:p text:style-name="P29"><text:span text:style-name="T3">}</text:span></text:p>
      <text:p text:style-name="P10">Lec <text:span text:style-name="T45">7</text:span> – <text:span text:style-name="T45">Getting User Input</text:span></text:p>
      <text:p text:style-name="P8"><text:span text:style-name="T17"/></text:p>
      <text:p text:style-name="P22"><text:span text:style-name="T17">import</text:span><text:span text:style-name="T17"> java.util.Scanner;</text:span></text:p>
      <text:p text:style-name="P35"/>
      <text:p text:style-name="P15"><text:span text:style-name="T17">public</text:span><text:span text:style-name="T17"> </text:span><text:span text:style-name="T17">class</text:span><text:span text:style-name="T17"> </text:span><text:span text:style-name="T17">MyApplication</text:span><text:span text:style-name="T17"> {</text:span></text:p>
      <text:p text:style-name="P15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 </text:span><text:span text:style-name="T17">args</text:span><text:span text:style-name="T17">) {</text:span></text:p>
      <text:p text:style-name="P15"><text:span text:style-name="T17"><text:tab/><text:tab/></text:span></text:p>
      <text:p text:style-name="P15"><text:span text:style-name="T17"><text:tab/><text:tab/></text:span><text:span text:style-name="T17">Scanner</text:span><text:span text:style-name="T17"> </text:span><text:span text:style-name="T29">input</text:span><text:span text:style-name="T17"> 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5"><text:span text:style-name="T17"><text:tab/><text:tab/></text:span></text:p>
      <text:p text:style-name="P15"><text:span text:style-name="T17"><text:tab/><text:tab/></text:span><text:span text:style-name="T17">/* System.out.println("Enter a text line");</text:span></text:p>
      <text:p text:style-name="P15"><text:span text:style-name="T17"><text:tab/><text:tab/></text:span></text:p>
      <text:p text:style-name="P15"><text:span text:style-name="T17"><text:tab/><text:tab/>String text = input.nextLine();</text:span></text:p>
      <text:p text:style-name="P15"><text:span text:style-name="T17"><text:tab/><text:tab/></text:span></text:p>
      <text:p text:style-name="P15"><text:span text:style-name="T17"><text:tab/><text:tab/>System.out.println("Enter an integer");</text:span></text:p>
      <text:p text:style-name="P15"><text:span text:style-name="T17"><text:tab/><text:tab/></text:span></text:p>
      <text:p text:style-name="P15"><text:span text:style-name="T17"><text:tab/><text:tab/></text:span><text:span text:style-name="T29">int</text:span><text:span text:style-name="T17"> aValue = input.nextInt();</text:span></text:p>
      <text:p text:style-name="P15"><text:span text:style-name="T17"><text:tab/><text:tab/></text:span></text:p>
      <text:p text:style-name="P15"><text:span text:style-name="T17"><text:tab/><text:tab/>System.out.println("Your integer is: " + aValue);</text:span></text:p>
      <text:p text:style-name="P15"><text:span text:style-name="T17"><text:tab/><text:tab/></text:span></text:p>
      <text:p text:style-name="P15"><text:span text:style-name="T17"><text:tab/><text:tab/>System.out.println("Your line is: " + text); */</text:span></text:p>
      <text:p text:style-name="P15"><text:span text:style-name="T17"><text:tab/><text:tab/></text:span></text:p>
      <text:p text:style-name="P15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 decimal number: "</text:span><text:span text:style-name="T17">);</text:span></text:p>
      <text:p text:style-name="P15"><text:span text:style-name="T17"><text:tab/><text:tab/></text:span></text:p>
      <text:p text:style-name="P15"><text:span text:style-name="T17"><text:tab/><text:tab/></text:span><text:span text:style-name="T17">double</text:span><text:span text:style-name="T17"> </text:span><text:span text:style-name="T17">number</text:span><text:span text:style-name="T17"> = </text:span><text:span text:style-name="T17">input</text:span><text:span text:style-name="T17">.</text:span><text:span text:style-name="T17">nextDouble</text:span><text:span text:style-name="T17">();</text:span></text:p>
      <text:p text:style-name="P15"><text:span text:style-name="T17"><text:tab/><text:tab/></text:span></text:p>
      <text:p text:style-name="P15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Your Decimal is: "</text:span><text:span text:style-name="T17"> + </text:span><text:span text:style-name="T17">number</text:span><text:span text:style-name="T17">);</text:span></text:p>
      <text:p text:style-name="P15"><text:span text:style-name="T17"><text:tab/>}</text:span></text:p>
      <text:p text:style-name="P15"><text:span text:style-name="T17">}</text:span></text:p>
      <text:p text:style-name="P10"/>
      <text:p text:style-name="P10"/>
      <text:p text:style-name="P9"><text:soft-page-break/><text:span text:style-name="T47">Lec </text:span><text:span text:style-name="T48">8</text:span><text:span text:style-name="T47"> – </text:span><text:span text:style-name="T49">C</text:span><text:span text:style-name="T48">omments, Variable Scope, Do While Loops</text:span></text:p>
      <text:p text:style-name="P24"><text:span text:style-name="T31">import</text:span><text:span text:style-name="T17"> java.util.Scanner;</text:span></text:p>
      <text:p text:style-name="P35"/>
      <text:p text:style-name="P15"><text:span text:style-name="T17">public</text:span><text:span text:style-name="T17"> </text:span><text:span text:style-name="T17">class</text:span><text:span text:style-name="T17"> </text:span><text:span text:style-name="T17">MyApplication</text:span><text:span text:style-name="T17"> {</text:span></text:p>
      <text:p text:style-name="P15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 </text:span><text:span text:style-name="T17">args</text:span><text:span text:style-name="T17">) {</text:span></text:p>
      <text:p text:style-name="P35"/>
      <text:p text:style-name="P15"><text:span text:style-name="T17"><text:tab/><text:tab/></text:span><text:span text:style-name="T17">// Scanner value = new Scanner(System.in);</text:span></text:p>
      <text:p text:style-name="P35"/>
      <text:p text:style-name="P15"><text:span text:style-name="T17"><text:tab/><text:tab/></text:span><text:span text:style-name="T17">/*</text:span></text:p>
      <text:p text:style-name="P15"><text:span text:style-name="T17"><text:tab/><text:tab/> * System.out.println("Enter a text line"); String text = input.nextLine();</text:span></text:p>
      <text:p text:style-name="P15"><text:span text:style-name="T17"><text:tab/><text:tab/> * System.out.println("Your line is: " + text);</text:span></text:p>
      <text:p text:style-name="P15"><text:span text:style-name="T17"><text:tab/><text:tab/> * </text:span></text:p>
      <text:p text:style-name="P15"><text:span text:style-name="T17"><text:tab/><text:tab/> * System.out.println("Enter an integer"); </text:span><text:span text:style-name="T29">int</text:span><text:span text:style-name="T17"> aValue = input.nextInt();</text:span></text:p>
      <text:p text:style-name="P15"><text:span text:style-name="T17"><text:tab/><text:tab/> * System.out.println("Your integer is: " + aValue);</text:span></text:p>
      <text:p text:style-name="P15"><text:span text:style-name="T17"><text:tab/><text:tab/> * </text:span></text:p>
      <text:p text:style-name="P15"><text:span text:style-name="T17"><text:tab/><text:tab/> * System.out.println("Enter a decimal number: "); double number =</text:span></text:p>
      <text:p text:style-name="P15"><text:span text:style-name="T17"><text:tab/><text:tab/> * input.nextDouble(); System.out.println("Your Decimal is: " + number);</text:span></text:p>
      <text:p text:style-name="P15"><text:span text:style-name="T17"><text:tab/><text:tab/> */</text:span></text:p>
      <text:p text:style-name="P35"/>
      <text:p text:style-name="P15"><text:span text:style-name="T17"><text:tab/><text:tab/></text:span><text:span text:style-name="T17">// The following code is part of a previous section.</text:span></text:p>
      <text:p text:style-name="P35"/>
      <text:p text:style-name="P15"><text:span text:style-name="T17"><text:tab/><text:tab/></text:span><text:span text:style-name="T17">Scanner</text:span><text:span text:style-name="T17"> </text:span><text:span text:style-name="T29">input</text:span><text:span text:style-name="T17"> = </text:span><text:span text:style-name="T17">new</text:span><text:span text:style-name="T17"> </text:span><text:span text:style-name="T17">Scanne</text:span><text:span text:style-name="T37">r</text:span><text:span text:style-name="T37">(</text:span><text:span text:style-name="T37">System</text:span><text:span text:style-name="T37">.</text:span><text:span text:style-name="T37">in</text:span><text:span text:style-name="T37">);</text:span></text:p>
      <text:p text:style-name="P41"><text:span text:style-name="T17"><text:tab/><text:tab/></text:span><text:span text:style-name="T17">int</text:span><text:span text:style-name="T17"> </text:span><text:span text:style-name="T17">number</text:span><text:span text:style-name="T17"> = </text:span><text:span text:style-name="T17">0</text:span><text:span text:style-name="T17">;</text:span></text:p>
      <text:p text:style-name="P41"><text:span text:style-name="T17"><text:tab/><text:tab/></text:span><text:span text:style-name="T17">do</text:span><text:span text:style-name="T17"> {</text:span></text:p>
      <text:p text:style-name="P41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a number: "</text:span><text:span text:style-name="T17">);</text:span></text:p>
      <text:p text:style-name="P41"><text:span text:style-name="T17"><text:tab/><text:tab/><text:tab/></text:span><text:span text:style-name="T17">number</text:span><text:span text:style-name="T17"> = </text:span><text:span text:style-name="T17">input</text:span><text:span text:style-name="T17">.</text:span><text:span text:style-name="T17">nextInt</text:span><text:span text:style-name="T17">();</text:span></text:p>
      <text:p text:style-name="P41"><text:span text:style-name="T17"><text:tab/><text:tab/>} </text:span><text:span text:style-name="T17">while</text:span><text:span text:style-name="T17"> (</text:span><text:span text:style-name="T17">number</text:span><text:span text:style-name="T17"> != </text:span><text:span text:style-name="T17">9</text:span><text:span text:style-name="T17">);</text:span></text:p>
      <text:p text:style-name="P15"><text:span text:style-name="T37"><text:tab/><text:tab/></text:span><text:span text:style-name="T3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You got 9"</text:span><text:span text:style-name="T17">);</text:span></text:p>
      <text:p text:style-name="P15"><text:span text:style-name="T17"><text:tab/>}</text:span></text:p>
      <text:p text:style-name="P23"><text:span text:style-name="T17">}</text:span></text:p>
      <text:p text:style-name="P29"/>
      <text:p text:style-name="P10">Lec <text:span text:style-name="T45">9</text:span> – <text:span text:style-name="T45">Switch Statements</text:span></text:p>
      <text:p text:style-name="P22"><text:span text:style-name="T17">import</text:span><text:span text:style-name="T17"> java.util.Scanner;</text:span></text:p>
      <text:p text:style-name="P15"><text:span text:style-name="T17">public</text:span><text:span text:style-name="T17"> </text:span><text:span text:style-name="T17">class</text:span><text:span text:style-name="T17"> </text:span><text:span text:style-name="T17">MyApplication</text:span><text:span text:style-name="T17"> {</text:span></text:p>
      <text:p text:style-name="P15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 </text:span><text:span text:style-name="T17">args</text:span><text:span text:style-name="T17">) {</text:span></text:p>
      <text:p text:style-name="P15"><text:span text:style-name="T17"><text:tab/><text:tab/></text:span></text:p>
      <text:p text:style-name="P15"><text:span text:style-name="T17"><text:tab/><text:tab/></text:span><text:span text:style-name="T17">Scanner</text:span><text:span text:style-name="T17"> </text:span><text:span text:style-name="T29">input</text:span><text:span text:style-name="T17"> = </text:span><text:span text:style-name="T17">new</text:span><text:span text:style-name="T17"> </text:span><text:span text:style-name="T17">Scanner</text:span><text:span text:style-name="T17">(</text:span><text:span text:style-name="T17">System</text:span><text:span text:style-name="T17">.</text:span><text:span text:style-name="T17">in</text:span><text:span text:style-name="T17">);</text:span></text:p>
      <text:p text:style-name="P15"><text:span text:style-name="T17"><text:tab/><text:tab/></text:span><text:span text:style-name="T17">//Variable types supported by switch statements</text:span></text:p>
      <text:p text:style-name="P15"><text:span text:style-name="T17"><text:tab/><text:tab/></text:span><text:span text:style-name="T17">//char, byte, short, </text:span><text:span text:style-name="T29">int</text:span><text:span text:style-name="T17">, and String</text:span></text:p>
      <text:p text:style-name="P15"><text:span text:style-name="T17"><text:tab/><text:tab/></text:span></text:p>
      <text:p text:style-name="P15"><text:span text:style-name="T17"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Enter your instructions: "</text:span><text:span text:style-name="T17">);</text:span></text:p>
      <text:p text:style-name="P15"><text:span text:style-name="T17"><text:tab/><text:tab/></text:span><text:span text:style-name="T17">String</text:span><text:span text:style-name="T17"> </text:span><text:span text:style-name="T17">text</text:span><text:span text:style-name="T17"> = </text:span><text:span text:style-name="T17">input</text:span><text:span text:style-name="T17">.</text:span><text:span text:style-name="T17">nextLine</text:span><text:span text:style-name="T17">();</text:span></text:p>
      <text:p text:style-name="P15"><text:span text:style-name="T17"><text:tab/><text:tab/></text:span></text:p>
      <text:p text:style-name="P15"><text:span text:style-name="T17"><text:tab/><text:tab/></text:span><text:span text:style-name="T17">switch</text:span><text:span text:style-name="T17">(</text:span><text:span text:style-name="T17">text</text:span><text:span text:style-name="T17">) {</text:span></text:p>
      <text:p text:style-name="P15"><text:span text:style-name="T17"><text:tab/><text:tab/></text:span><text:span text:style-name="T17">case</text:span><text:span text:style-name="T17"> </text:span><text:span text:style-name="T17">"run"</text:span><text:span text:style-name="T17">:</text:span></text:p>
      <text:p text:style-name="P15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Program is running"</text:span><text:span text:style-name="T17">);</text:span></text:p>
      <text:p text:style-name="P15"><text:span text:style-name="T17"><text:tab/><text:tab/><text:tab/></text:span><text:span text:style-name="T17">break</text:span><text:span text:style-name="T17">;</text:span></text:p>
      <text:p text:style-name="P15"><text:span text:style-name="T17"><text:tab/><text:tab/></text:span><text:span text:style-name="T17">case</text:span><text:span text:style-name="T17"> </text:span><text:span text:style-name="T17">"stop"</text:span><text:span text:style-name="T17">:</text:span></text:p>
      <text:p text:style-name="P15"><text:span text:style-name="T17"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Program stopped"</text:span><text:span text:style-name="T17">);</text:span></text:p>
      <text:p text:style-name="P15"><text:span text:style-name="T17"><text:tab/><text:tab/><text:tab/></text:span><text:span text:style-name="T17">break</text:span><text:span text:style-name="T17">;</text:span></text:p>
      <text:p text:style-name="P15"><text:span text:style-name="T17"><text:tab/><text:tab/></text:span><text:span text:style-name="T17">default</text:span><text:span text:style-name="T17">:</text:span></text:p>
      <text:p text:style-name="P15"><text:span text:style-name="T17"><text:tab/><text:tab/><text:tab/><text:tab/></text:span><text:span text:style-name="T17">System</text:span><text:span text:style-name="T17">.</text:span><text:span text:style-name="T17">out</text:span><text:span text:style-name="T17">.</text:span><text:span text:style-name="T17">println</text:span><text:span text:style-name="T17">(</text:span><text:span text:style-name="T17">"Instructions not recognized"</text:span><text:span text:style-name="T17">);</text:span></text:p>
      <text:p text:style-name="P15"><text:span text:style-name="T17"><text:tab/><text:tab/>}</text:span></text:p>
      <text:p text:style-name="P15"><text:span text:style-name="T17"><text:tab/>}</text:span></text:p>
      <text:p text:style-name="P15"><text:span text:style-name="T17">}</text:span></text:p>
      <text:p text:style-name="P10"><text:soft-page-break/></text:p>
      <text:p text:style-name="P10">Lec <text:span text:style-name="T45">10</text:span> – <text:span text:style-name="T45">Arrays</text:span></text:p>
      <text:p text:style-name="P10"/>
      <text:p text:style-name="P10">Lec <text:span text:style-name="T45">11</text:span> – <text:span text:style-name="T45">Multidimensional Arrays, Nested For Loops</text:span></text:p>
      <text:p text:style-name="P10"/>
      <text:p text:style-name="P10">Lec <text:span text:style-name="T45">12</text:span> – <text:span text:style-name="T45">Classes, Methods, and Objects</text:span></text:p>
      <text:p text:style-name="P10"/>
      <text:p text:style-name="P10">Lec <text:span text:style-name="T45">13</text:span> – <text:span text:style-name="T45">Return Types and Method Parameters</text:span></text:p>
      <text:p text:style-name="P10"/>
      <text:p text:style-name="P9"><text:span text:style-name="T47">Lec </text:span><text:span text:style-name="T48">14</text:span><text:span text:style-name="T47"> – </text:span><text:span text:style-name="T49">C</text:span><text:span text:style-name="T48">onstructors and this vs. this()</text:span></text:p>
      <text:p text:style-name="P29"/>
      <text:p text:style-name="P10">Lec <text:span text:style-name="T45">15</text:span> – <text:span text:style-name="T45">Static and Final</text:span></text:p>
      <text:p text:style-name="P10"/>
      <text:p text:style-name="P10">Lec <text:span text:style-name="T45">16</text:span> – <text:span text:style-name="T54">Inheritance and Access Modifiers 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01T03:18:28.559000000</dc:date>
    <meta:editing-duration>PT7H8M39S</meta:editing-duration>
    <meta:editing-cycles>12</meta:editing-cycles>
    <meta:generator>LibreOffice/6.3.4.2$Windows_X86_64 LibreOffice_project/60da17e045e08f1793c57c00ba83cdfce946d0aa</meta:generator>
    <meta:document-statistic meta:table-count="0" meta:image-count="0" meta:object-count="0" meta:page-count="6" meta:paragraph-count="254" meta:word-count="913" meta:character-count="6217" meta:non-whitespace-character-count="5050"/>
  </office:meta>
</office:document-meta>
</file>